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pt" officeooo:paragraph-rsid="0009e6df" fo:background-color="#ffffff" style:font-size-asian="10pt" style:font-size-complex="10pt"/>
    </style:style>
    <style:style style:name="P2" style:family="paragraph" style:parent-style-name="Standard">
      <style:text-properties style:font-name="Liberation Serif" fo:font-size="10pt" style:text-underline-style="solid" style:text-underline-width="auto" style:text-underline-color="font-color" fo:font-weight="normal" officeooo:rsid="0015c35e" officeooo:paragraph-rsid="0015c35e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Liberation Serif" fo:font-size="10pt" style:text-underline-style="solid" style:text-underline-width="auto" style:text-underline-color="font-color" fo:font-weight="normal" officeooo:rsid="001252b0" officeooo:paragraph-rsid="001568f4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Liberation Serif" fo:font-size="10pt" style:text-underline-style="solid" style:text-underline-width="auto" style:text-underline-color="font-color" fo:font-weight="normal" officeooo:rsid="000e3d1e" officeooo:paragraph-rsid="000e3d1e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Serif" fo:font-size="10pt" style:text-underline-style="solid" style:text-underline-width="auto" style:text-underline-color="font-color" fo:font-weight="normal" officeooo:rsid="0010238f" officeooo:paragraph-rsid="0010238f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Serif" fo:font-size="10pt" style:text-underline-style="none" fo:font-weight="normal" officeooo:rsid="000be680" officeooo:paragraph-rsid="000be680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officeooo:rsid="0007c141" officeooo:paragraph-rsid="0007c141" style:font-size-asian="10pt" style:font-size-complex="10pt"/>
    </style:style>
    <style:style style:name="P8" style:family="paragraph" style:parent-style-name="Standard">
      <style:text-properties fo:font-size="10pt" officeooo:rsid="000dd776" officeooo:paragraph-rsid="000dd776" style:font-size-asian="10pt" style:font-size-complex="10pt"/>
    </style:style>
    <style:style style:name="P9" style:family="paragraph" style:parent-style-name="Standard">
      <style:text-properties fo:font-size="10pt" fo:font-weight="bold" officeooo:rsid="0007c141" officeooo:paragraph-rsid="0007c141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style:text-underline-style="solid" style:text-underline-width="auto" style:text-underline-color="font-color" officeooo:rsid="0007c141" officeooo:paragraph-rsid="0007c141" style:font-size-asian="10pt" style:font-size-complex="10pt"/>
    </style:style>
    <style:style style:name="P11" style:family="paragraph" style:parent-style-name="Standard">
      <style:text-properties fo:font-size="10pt" style:text-underline-style="solid" style:text-underline-width="auto" style:text-underline-color="font-color" fo:font-weight="bold" officeooo:rsid="0007c141" officeooo:paragraph-rsid="0007c141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style:text-underline-style="solid" style:text-underline-width="auto" style:text-underline-color="font-color" fo:font-weight="bold" officeooo:rsid="0007f378" officeooo:paragraph-rsid="0007f378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style:text-underline-style="solid" style:text-underline-width="auto" style:text-underline-color="font-color" fo:font-weight="bold" officeooo:rsid="0009e6df" officeooo:paragraph-rsid="0009e6df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style:text-underline-style="none" fo:font-weight="normal" officeooo:rsid="0007f378" officeooo:paragraph-rsid="0007f378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style:text-underline-style="none" fo:font-weight="normal" officeooo:rsid="0009e6df" officeooo:paragraph-rsid="0009e6df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style:text-underline-style="none" fo:font-weight="normal" officeooo:rsid="000dd776" officeooo:paragraph-rsid="000dd776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style:text-underline-style="none" fo:font-weight="bold" officeooo:rsid="0009e6df" officeooo:paragraph-rsid="0009e6df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style:text-underline-style="none" fo:font-weight="bold" officeooo:rsid="001568f4" officeooo:paragraph-rsid="001568f4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style:text-underline-style="solid" style:text-underline-width="auto" style:text-underline-color="font-color" officeooo:rsid="0007c141" officeooo:paragraph-rsid="0007c141" style:font-size-asian="10pt" style:font-size-complex="10pt"/>
    </style:style>
    <style:style style:name="P20" style:family="paragraph" style:parent-style-name="Standard">
      <style:text-properties fo:font-size="10pt" style:text-underline-style="solid" style:text-underline-width="auto" style:text-underline-color="font-color" officeooo:rsid="001cd74d" officeooo:paragraph-rsid="001cd74d" style:font-size-asian="10pt" style:font-size-complex="10pt"/>
    </style:style>
    <style:style style:name="P21" style:family="paragraph" style:parent-style-name="Standard">
      <style:text-properties style:text-position="0% 100%" fo:font-size="10pt" style:text-underline-style="none" fo:font-weight="normal" officeooo:rsid="0009e6df" officeooo:paragraph-rsid="001568f4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text-position="0% 100%" fo:font-size="10pt" style:text-underline-style="none" fo:font-weight="bold" officeooo:rsid="0009e6df" officeooo:paragraph-rsid="0009e6df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000000" style:font-name="Consolas" fo:font-size="9.5pt" fo:background-color="#ffffff" style:font-size-asian="9.5pt" style:font-size-complex="9.5pt"/>
    </style:style>
    <style:style style:name="P24" style:family="paragraph" style:parent-style-name="Standard">
      <style:text-properties fo:color="#000000" style:font-name="Consolas" fo:font-size="9.5pt" style:text-underline-style="none" fo:font-weight="normal" officeooo:rsid="000aa2b0" officeooo:paragraph-rsid="000aa2b0" fo:background-color="#ffffff" style:font-size-asian="9.5pt" style:font-weight-asian="normal" style:font-size-complex="9.5pt" style:font-weight-complex="normal"/>
    </style:style>
    <style:style style:name="P25" style:family="paragraph" style:parent-style-name="Standard">
      <style:text-properties fo:color="#000000" style:font-name="Consolas" fo:font-size="10pt" style:text-underline-style="none" fo:font-weight="bold" officeooo:rsid="001609c0" officeooo:paragraph-rsid="001609c0" fo:background-color="#ffffff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00" style:font-name="Consolas" fo:font-size="10pt" style:text-underline-style="none" fo:font-weight="normal" officeooo:rsid="000aa2b0" officeooo:paragraph-rsid="000aa2b0" fo:background-color="#ffffff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style:font-name="Liberation Serif" fo:font-size="10pt" style:text-underline-style="none" fo:font-weight="normal" officeooo:rsid="000aa2b0" officeooo:paragraph-rsid="000aa2b0" fo:background-color="#ffffff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style:text-position="0% 100%" style:font-name="Liberation Serif" fo:font-size="10pt" style:text-underline-style="none" fo:font-weight="normal" officeooo:rsid="000aa2b0" officeooo:paragraph-rsid="001568f4" fo:background-color="#ffffff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text-position="0% 100%" style:font-name="Liberation Serif" fo:font-size="10pt" style:text-underline-style="none" fo:font-weight="normal" officeooo:rsid="0010238f" officeooo:paragraph-rsid="0010238f" fo:background-color="#ffffff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style:text-position="0% 100%" style:font-name="Liberation Serif" fo:font-size="10pt" style:text-underline-style="none" fo:font-weight="normal" officeooo:rsid="0010238f" officeooo:paragraph-rsid="001609c0" fo:background-color="#ffffff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style:text-position="0% 100%" style:font-name="Liberation Serif" fo:font-size="10pt" style:text-underline-style="none" fo:font-weight="normal" officeooo:rsid="0013d026" officeooo:paragraph-rsid="0013d026" fo:background-color="#ffffff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style:text-position="0% 100%" style:font-name="Liberation Serif" fo:font-size="10pt" style:text-underline-style="none" fo:font-weight="normal" officeooo:rsid="001252b0" officeooo:paragraph-rsid="001609c0" fo:background-color="#ffffff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style:text-position="0% 100%" style:font-name="Liberation Serif" fo:font-size="10pt" style:text-underline-style="none" fo:font-weight="normal" officeooo:rsid="001252b0" officeooo:paragraph-rsid="001252b0" fo:background-color="#ffffff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text-position="0% 100%" style:font-name="Liberation Serif" fo:font-size="10pt" style:text-underline-style="none" fo:font-weight="normal" officeooo:rsid="0011b845" officeooo:paragraph-rsid="0011b845" fo:background-color="#ffffff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text-position="0% 100%" style:font-name="Liberation Serif" fo:font-size="10pt" style:text-underline-style="none" fo:font-weight="normal" officeooo:rsid="0015c35e" officeooo:paragraph-rsid="0015c35e" fo:background-color="#ffffff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style:text-position="0% 100%" style:font-name="Liberation Serif" fo:font-size="10pt" style:text-underline-style="none" fo:font-weight="normal" officeooo:rsid="001609c0" officeooo:paragraph-rsid="001609c0" fo:background-color="#ffffff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style:text-position="0% 100%" style:font-name="Liberation Serif" fo:font-size="10pt" style:text-underline-style="none" fo:font-weight="normal" officeooo:rsid="00198399" officeooo:paragraph-rsid="00198399" fo:background-color="#ffffff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style:text-position="0% 100%" style:font-name="Liberation Serif" fo:font-size="10pt" style:text-underline-style="none" fo:font-weight="normal" officeooo:rsid="00198399" officeooo:paragraph-rsid="0019de90" fo:background-color="#ffffff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style:text-position="0% 100%" style:font-name="Liberation Serif" fo:font-size="10pt" style:text-underline-style="none" fo:font-weight="normal" officeooo:rsid="0019de90" officeooo:paragraph-rsid="0019de90" fo:background-color="#ffffff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style:text-position="0% 100%" style:font-name="Liberation Serif" fo:font-size="10pt" style:text-underline-style="none" fo:font-weight="normal" officeooo:rsid="001a2e66" officeooo:paragraph-rsid="001a2e66" fo:background-color="#ffffff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style:text-position="0% 100%" style:font-name="Liberation Serif" fo:font-size="10pt" style:text-underline-style="none" fo:font-weight="normal" officeooo:rsid="001ac42a" officeooo:paragraph-rsid="001ac42a" fo:background-color="#ffffff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text-position="0% 100%" style:font-name="Liberation Serif" fo:font-size="10pt" style:text-underline-style="none" fo:font-weight="normal" officeooo:rsid="001c46c7" officeooo:paragraph-rsid="001c46c7" fo:background-color="#ffffff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text-position="0% 100%" style:font-name="Liberation Serif" fo:font-size="10pt" style:text-underline-style="none" fo:font-weight="normal" officeooo:rsid="001c60e0" officeooo:paragraph-rsid="001c60e0" fo:background-color="#ffffff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text-position="0% 100%" style:font-name="Liberation Serif" fo:font-size="10pt" style:text-underline-style="none" fo:font-weight="normal" officeooo:rsid="001cd74d" officeooo:paragraph-rsid="001cd74d" fo:background-color="#ffffff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text-position="0% 100%" style:font-name="Liberation Serif" fo:font-size="10pt" style:text-underline-style="none" fo:font-weight="normal" officeooo:rsid="001ecf4a" officeooo:paragraph-rsid="001ecf4a" fo:background-color="#ffffff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text-position="0% 100%" style:font-name="Liberation Serif" fo:font-size="10pt" style:text-underline-style="none" fo:font-weight="bold" officeooo:rsid="000e3d1e" officeooo:paragraph-rsid="000e3d1e" fo:background-color="#ffffff" style:font-size-asian="10pt" style:font-weight-asian="bold" style:font-size-complex="10pt" style:font-weight-complex="bold"/>
    </style:style>
    <style:style style:name="P47" style:family="paragraph" style:parent-style-name="Standard">
      <style:text-properties fo:color="#000000" style:text-position="0% 100%" style:font-name="Liberation Serif" fo:font-size="10pt" style:text-underline-style="none" fo:font-weight="bold" officeooo:rsid="0013d026" officeooo:paragraph-rsid="0013d026" fo:background-color="#ffffff" style:font-size-asian="10pt" style:font-weight-asian="bold" style:font-size-complex="10pt" style:font-weight-complex="bold"/>
    </style:style>
    <style:style style:name="P48" style:family="paragraph" style:parent-style-name="Standard">
      <style:text-properties fo:color="#000000" style:text-position="0% 100%" style:font-name="Liberation Serif" fo:font-size="10pt" style:text-underline-style="none" fo:font-weight="bold" officeooo:rsid="001609c0" officeooo:paragraph-rsid="001609c0" fo:background-color="#ffffff" style:font-size-asian="10pt" style:font-weight-asian="bold" style:font-size-complex="10pt" style:font-weight-complex="bold"/>
    </style:style>
    <style:style style:name="P49" style:family="paragraph" style:parent-style-name="Standard">
      <style:text-properties fo:color="#000000" style:text-position="0% 100%" style:font-name="Liberation Serif" fo:font-size="10pt" style:text-underline-style="none" fo:font-weight="bold" officeooo:rsid="0011b845" officeooo:paragraph-rsid="0011b845" fo:background-color="#ffffff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000000" style:text-position="0% 100%" style:font-name="Liberation Serif" fo:font-size="10pt" style:text-underline-style="none" fo:font-weight="bold" officeooo:rsid="001252b0" officeooo:paragraph-rsid="001252b0" fo:background-color="#ffffff" style:font-size-asian="10pt" style:font-weight-asian="bold" style:font-size-complex="10pt" style:font-weight-complex="bold"/>
    </style:style>
    <style:style style:name="P51" style:family="paragraph" style:parent-style-name="Standard">
      <style:text-properties fo:color="#000000" style:text-position="super 58%" style:font-name="Liberation Serif" fo:font-size="10pt" style:text-underline-style="none" fo:font-weight="normal" officeooo:rsid="001252b0" officeooo:paragraph-rsid="001568f4" fo:background-color="#ffffff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officeooo:rsid="0009e6df"/>
    </style:style>
    <style:style style:name="T5" style:family="text">
      <style:text-properties style:text-underline-style="none" officeooo:rsid="000be680"/>
    </style:style>
    <style:style style:name="T6" style:family="text">
      <style:text-properties style:text-underline-style="none" officeooo:rsid="001c60e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text-underline-style="none" fo:font-weight="normal" style:font-weight-asian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style:text-underline-style="none"/>
    </style:style>
    <style:style style:name="T12" style:family="text">
      <style:text-properties style:text-position="0% 100%" style:text-underline-style="none" fo:font-weight="normal" style:font-weight-asian="normal" style:font-weight-complex="normal"/>
    </style:style>
    <style:style style:name="T13" style:family="text">
      <style:text-properties style:text-position="0% 100%" style:text-underline-style="none" fo:font-weight="normal" officeooo:rsid="001568f4" style:font-weight-asian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fo:color="#000000" style:text-position="0% 100%" fo:background-color="#ffffff" loext:char-shading-value="0"/>
    </style:style>
    <style:style style:name="T16" style:family="text">
      <style:text-properties fo:color="#000000" style:text-position="0% 100%" style:text-underline-style="none" fo:background-color="#ffffff" loext:char-shading-value="0"/>
    </style:style>
    <style:style style:name="T17" style:family="text">
      <style:text-properties fo:color="#000000" style:text-position="0% 100%" style:text-underline-style="none" officeooo:rsid="0010238f" fo:background-color="#ffffff" loext:char-shading-value="0"/>
    </style:style>
    <style:style style:name="T18" style:family="text">
      <style:text-properties fo:color="#000000" style:text-position="0% 100%" style:text-underline-style="none" officeooo:rsid="001609c0" fo:background-color="#ffffff" loext:char-shading-value="0"/>
    </style:style>
    <style:style style:name="T19" style:family="text">
      <style:text-properties fo:color="#000000" fo:background-color="#ffffff" loext:char-shading-value="0"/>
    </style:style>
    <style:style style:name="T20" style:family="text">
      <style:text-properties fo:color="#000000" style:text-position="super 58%" fo:background-color="#ffffff" loext:char-shading-value="0"/>
    </style:style>
    <style:style style:name="T21" style:family="text">
      <style:text-properties fo:color="#000000" style:text-position="super 58%" style:text-underline-style="none" fo:background-color="#ffffff" loext:char-shading-value="0"/>
    </style:style>
    <style:style style:name="T22" style:family="text">
      <style:text-properties fo:color="#000000" style:text-position="sub 58%" style:text-underline-style="none" fo:background-color="#ffffff" loext:char-shading-value="0"/>
    </style:style>
    <style:style style:name="T23" style:family="text">
      <style:text-properties officeooo:rsid="0019de90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in">
          <style:column-sep style:width="0.0035in" style:color="#000000" style:height="100%" style:style="solid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in">
          <style:column style:rel-width="3984*" fo:start-indent="0in" fo:end-indent="0in"/>
          <style:column style:rel-width="3984*" fo:start-indent="0in" fo:end-indent="0in"/>
          <style:column style:rel-width="3984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d diagrams, pg 35</text:p>
      <text:p text:style-name="P8">2's complement: add 1!</text:p>
      <text:p text:style-name="P7"/>
      <text:p text:style-name="P9">Instruction Execution Cycle:**********************************************************</text:p>
      <text:p text:style-name="P7">1.Fetch instruction <text:s/>2.Increment IP <text:s/>3. Decode <text:s/>4.Fetch operands <text:s/>5.Store result</text:p>
      <text:p text:style-name="P9">CISC (Complex Instruction Set Computer)**********************************************</text:p>
      <text:section text:style-name="Sect1" text:name="Section2">
        <text:p text:style-name="P7"><text:span text:style-name="T1">Peripheral Devices:</text:span> External</text:p>
        <text:p text:style-name="P7">non-volatile storage</text:p>
        <text:p text:style-name="P7">convert human/machine readable forms</text:p>
        <text:p text:style-name="P7"><text:span text:style-name="T1">I/O Unit:</text:span> Communcate between CPU, peripherals</text:p>
        <text:p text:style-name="P10">Main Memory Unit:<text:span text:style-name="T2"> stores programs, volatile</text:span></text:p>
        <text:p text:style-name="P10">CPU<text:span text:style-name="T2">: </text:span><text:span text:style-name="T5">ALU(</text:span><text:span text:style-name="T4">integer unit, floating point</text:span><text:span text:style-name="T5">),clock,register,control unit</text:span></text:p>
        <text:p text:style-name="P10">Bus<text:span text:style-name="T2">: parallel wires, xfer signal internal, control, address, data, </text:span><text:span text:style-name="T6">wider=faster, longer=slower, need arbitration</text:span></text:p>
        <text:p text:style-name="P10">Register<text:span text:style-name="T2">: local memory in CPU</text:span></text:p>
        <text:p text:style-name="P10">Arithmetic/logic unit</text:p>
        <text:p text:style-name="P10">Microproram/<text:span text:style-name="T2">Micromemory: implemented in memory</text:span></text:p>
        <text:p text:style-name="P20"><text:span text:style-name="T2">better speed: cache, separate I/O unit, separate network unit</text:span></text:p>
      </text:section>
      <text:p text:style-name="P11"><text:span text:style-name="T2">Registers</text:span><text:span text:style-name="T3">:**************************************************************************</text:span></text:p>
      <text:section text:style-name="Sect1" text:name="Section1">
        <text:p text:style-name="P11"><text:span text:style-name="T7">Control</text:span><text:span text:style-name="T3">: current state of machine</text:span></text:p>
        <text:p text:style-name="P11"><text:span text:style-name="T7">Status</text:span><text:span text:style-name="T3">: status of operation</text:span></text:p>
        <text:p text:style-name="P11"><text:span text:style-name="T7">MAR</text:span><text:span text:style-name="T3">: memory address register, holds address</text:span></text:p>
        <text:p text:style-name="P11"><text:span text:style-name="T7">MDR</text:span><text:span text:style-name="T3">: memory data register, holds data MAR points to</text:span></text:p>
        <text:p text:style-name="P11"><text:span text:style-name="T7">IP</text:span><text:span text:style-name="T3">: instruction pointer</text:span></text:p>
        <text:p text:style-name="P11"><text:span text:style-name="T7">IR</text:span><text:span text:style-name="T3">: instruction register</text:span></text:p>
        <text:p text:style-name="P12"><text:span text:style-name="T7">Operand_1,Operand_2,Result</text:span><text:span text:style-name="T3">:ALU registers</text:span></text:p>
        <text:p text:style-name="P12"><text:span text:style-name="T7">General</text:span><text:span text:style-name="T3">: fast temp storage</text:span></text:p>
        <text:p text:style-name="P12"><text:span text:style-name="T7">Cache</text:span><text:span text:style-name="T3">: fast temp storage copied from slower storage</text:span></text:p>
        <text:p text:style-name="P14"><text:tab/>instructions moved from secondary to main</text:p>
        <text:p text:style-name="P14"><text:tab/>data moved from main to CPU registers</text:p>
      </text:section>
      <text:p text:style-name="P17">***********************************************************************************</text:p>
      <text:section text:style-name="Sect1" text:name="Section3">
        <text:p text:style-name="P15">bit = 1</text:p>
        <text:p text:style-name="P15">byte = 8</text:p>
        <text:p text:style-name="P15">word = 16</text:p>
        <text:p text:style-name="P15">double word = 32</text:p>
        <text:p text:style-name="P15">quadword = 64</text:p>
        <text:p text:style-name="P15">double quadword = 128</text:p>
        <text:p text:style-name="P16">fword = 48</text:p>
        <text:p text:style-name="P16">qword = 64</text:p>
        <text:p text:style-name="P16">tbyte = 80</text:p>
        <text:p text:style-name="P16">real4 = 32 bit IEEE short real</text:p>
        <text:p text:style-name="P16">real8 = 64 long real</text:p>
        <text:p text:style-name="P16">real10 = 80 extended long real</text:p>
      </text:section>
      <text:p text:style-name="P18">***********************************************************************************</text:p>
      <text:section text:style-name="Sect1" text:name="Section7">
        <text:p text:style-name="P13"><text:span text:style-name="T3">kilobyte = 2</text:span><text:span text:style-name="T9">10</text:span></text:p>
        <text:p text:style-name="P13"><text:span text:style-name="T12">megab</text:span><text:span text:style-name="T13">y</text:span><text:span text:style-name="T12">te = 2</text:span><text:span text:style-name="T9">20</text:span></text:p>
        <text:p text:style-name="P13"><text:span text:style-name="T12">gigabyte = 2</text:span><text:span text:style-name="T9">30</text:span></text:p>
        <text:p text:style-name="P21">VonNeumann architecture: program stored in memory, done by OS</text:p>
      </text:section>
      <text:p text:style-name="P22">modes of operation:******************************************************************</text:p>
      <text:section text:style-name="Sect1" text:name="Section4">
        <text:p text:style-name="P13"><text:span text:style-name="T14">protected</text:span><text:span text:style-name="T12">: native, features available,programs given segments</text:span></text:p>
        <text:p text:style-name="P13"><text:span text:style-name="T14">virtual 8086</text:span><text:span text:style-name="T12">: multiple reall address mode</text:span></text:p>
        <text:p text:style-name="P13"><text:span text:style-name="T14">real address mode</text:span><text:span text:style-name="T12">: environment of early intels</text:span></text:p>
        <text:p text:style-name="P13"><text:span text:style-name="T14">system management mode</text:span><text:span text:style-name="T12">: power management, secu</text:span><text:span text:style-name="T13">r</text:span><text:span text:style-name="T12">i</text:span><text:span text:style-name="T13">t</text:span><text:span text:style-name="T12">y</text:span></text:p>
      </text:section>
      <text:p text:style-name="P13"><text:span text:style-name="T11">intel ia-32</text:span><text:span text:style-name="T12">: 4GB, byte addressable, little endian</text:span></text:p>
      <text:p text:style-name="P1"/>
      <text:section text:style-name="Sect1" text:name="Section10">
        <text:p text:style-name="P23">.386</text:p>
        <text:p text:style-name="P23">.model flat,stdcall</text:p>
        <text:p text:style-name="P23">.stack 4096</text:p>
        <text:p text:style-name="P23">ExitProcess proto,dwExitCode:dword</text:p>
        <text:p text:style-name="P23">.data</text:p>
        <text:p text:style-name="P23"><text:tab/>; declare variables here</text:p>
        <text:p text:style-name="P23">.code</text:p>
        <text:p text:style-name="P23">main proc</text:p>
        <text:p text:style-name="P23"><text:tab/>; write your code here</text:p>
        <text:p text:style-name="P23"><text:tab/>invoke ExitProcess,0</text:p>
        <text:p text:style-name="P23">main endp</text:p>
        <text:p text:style-name="P24">end main</text:p>
        <text:p text:style-name="P25">General Notes:</text:p>
        <text:p text:style-name="P26"/>
        <text:p text:style-name="P26"/>
        <text:p text:style-name="P27">sign stored in MSB</text:p>
        <text:p text:style-name="P27">integer range of ascii codes:0-127</text:p>
        <text:p text:style-name="P27">UTF-8 same as ascii</text:p>
        <text:p text:style-name="P27">UTF-16 16 bits, used by windows</text:p>
        <text:p text:style-name="P27">UTF-32 32 bits, space no concern, fixed width chars required</text:p>
        <text:p text:style-name="P6"><text:span text:style-name="T19">integer in bits: 2</text:span><text:span text:style-name="T20">31</text:span><text:span text:style-name="T15">-1</text:span></text:p>
        <text:p text:style-name="P28">AH(high); AL(low) 8bit, AX 16bit, EAX 32 bit</text:p>
        <text:p text:style-name="P3"><text:span text:style-name="T16">Hamming Code: xx0x000x0000, log</text:span><text:span text:style-name="T22">2</text:span><text:span text:style-name="T16">n+1, 2</text:span><text:span text:style-name="T21">n</text:span></text:p>
      </text:section>
      <text:p text:style-name="P51"/>
      <text:p text:style-name="P46">Flags:*****************************************************************************</text:p>
      <text:section text:style-name="Sect2" text:name="Section5">
        <text:p text:style-name="P4"><text:span text:style-name="T15">carry</text:span><text:span text:style-name="T16">: unsigned overflow</text:span></text:p>
        <text:p text:style-name="P4"><text:span text:style-name="T15">overflow</text:span><text:span text:style-name="T16">: signed overflow</text:span></text:p>
        <text:p text:style-name="P4"><text:span text:style-name="T15">zero</text:span><text:span text:style-name="T16">: operation produced zero</text:span></text:p>
        <text:p text:style-name="P4"><text:span text:style-name="T15">sign</text:span><text:span text:style-name="T16">: negative result</text:span></text:p>
        <text:p text:style-name="P4"><text:span text:style-name="T15">parity</text:span><text:span text:style-name="T16">: </text:span><text:span text:style-name="T17">even number 1's in LSB</text:span></text:p>
        <text:p text:style-name="P5"><text:span text:style-name="T15">auxiliary carry</text:span><text:span text:style-name="T16">: carries out of position 3 in LSB</text:span></text:p>
      </text:section>
      <text:p text:style-name="P29"/>
      <text:section text:style-name="Sect1" text:name="Section11">
        <text:p text:style-name="P47">creating stack frame:</text:p>
        <text:p text:style-name="P31">arguments pushed</text:p>
        <text:p text:style-name="P31">subroutine return address pushed</text:p>
        <text:p text:style-name="P31">EBP pushed</text:p>
        <text:p text:style-name="P31">ebp equal esp</text:p>
        <text:p text:style-name="P31">esp decremented</text:p>
        <text:p text:style-name="P31">registers pushed</text:p>
        <text:p text:style-name="P48">stack frame notes:</text:p>
        <text:p text:style-name="P30">ESP points to last value added to stack</text:p>
        <text:p text:style-name="P32">stack parameters: reference, value</text:p>
        <text:p text:style-name="P31"/>
        <text:p text:style-name="P31">stack frame: set aside for passed arguments, subroutine return address, local vars, saved registers</text:p>
        <text:p text:style-name="P31">argument passed by reference = offset of object</text:p>
      </text:section>
      <text:p text:style-name="P31"/>
      <text:section text:style-name="Sect3" text:name="Section6">
        <text:section text:style-name="Sect1" text:name="Section8">
          <text:p text:style-name="P49">cmp results:******************************</text:p>
          <text:p text:style-name="P34">dest&lt;sour: ZF 0, CF 1</text:p>
          <text:p text:style-name="P34">dest&gt;sour: ZF 0, CF 0</text:p>
          <text:p text:style-name="P34">dest=source: ZF 1, CF 0</text:p>
          <text:p text:style-name="P33">single precision: sign:1 exp:8 significand: 23</text:p>
          <text:p text:style-name="P33">double precision: sign:1 exp:11 significand:52</text:p>
          <text:p text:style-name="P33">double extended precision: sign:1 exp:16 significand:63</text:p>
        </text:section>
        <text:p text:style-name="P50">*********************************************************************************************************</text:p>
        <text:section text:style-name="Sect2" text:name="Section9">
          <text:p text:style-name="P35">CloseFile-close disk file</text:p>
          <text:p text:style-name="P35">Clrscr-clear screen</text:p>
          <text:p text:style-name="P35">CreateOutPutFile-new disk file</text:p>
          <text:p text:style-name="P35">Crlf-endline</text:p>
          <text:p text:style-name="P35">Delay-Pause for n millisecond</text:p>
          <text:p text:style-name="P35">DempMem-mem block to console in hex</text:p>
          <text:p text:style-name="P35">DumpRegs-regs, flags to console in hex</text:p>
          <text:p text:style-name="P35">GetCommandTail-command line args into array</text:p>
          <text:p text:style-name="P35">GetDateTime-date and time</text:p>
          <text:p text:style-name="P35"><text:soft-page-break/>GetMaxXY-#rows, columns in window</text:p>
          <text:p text:style-name="P35">GetMSeconds-#milliseconds since midnight</text:p>
          <text:p text:style-name="P35">GetTextColor-foreground,background text color</text:p>
          <text:p text:style-name="P35">Gotoxy-move cursor</text:p>
          <text:p text:style-name="P35">IsDigit-sets 0 if Al=digit,0-9</text:p>
          <text:p text:style-name="P35">MsgBox-message box</text:p>
          <text:p text:style-name="P35">MsgBoxAsk-msg box w/ yes/no</text:p>
          <text:p text:style-name="P35">OpenInputFile-open disk file</text:p>
          <text:p text:style-name="P35">ParseDecimal32-unsigned decimal to string</text:p>
          <text:p text:style-name="P35">ParseInteger32-signed decimal to string</text:p>
          <text:p text:style-name="P35">Random32-32 bit integer</text:p>
          <text:p text:style-name="P35">Randomize-set random seed</text:p>
          <text:p text:style-name="P35">RandomRange-random w/in range</text:p>
          <text:p text:style-name="P35">ReadChar-reads char</text:p>
          <text:p text:style-name="P35">ReadDec-read unsigned</text:p>
          <text:p text:style-name="P35">ReadFromFile-input file into buffer</text:p>
          <text:p text:style-name="P35">ReadHex-read hex int</text:p>
          <text:p text:style-name="P35">ReadInt-32 bit signed decimal</text:p>
          <text:p text:style-name="P35">ReadKey-char w/out waiting</text:p>
          <text:p text:style-name="P35">ReadString-read string</text:p>
          <text:p text:style-name="P35">SetTextColor-sets foreground,background color</text:p>
          <text:p text:style-name="P35">Str_compare-compare strings</text:p>
          <text:p text:style-name="P35">Str_copy-copy strings</text:p>
          <text:p text:style-name="P35">Str_length-length/string</text:p>
          <text:p text:style-name="P35">Str_trim-remove chars</text:p>
          <text:p text:style-name="P35">Str_ucase-change to uppercase</text:p>
          <text:p text:style-name="P35">WaitMsg-message,wait for key</text:p>
          <text:p text:style-name="P35">WriteBin-write 32bit int in ascii</text:p>
          <text:p text:style-name="P35">WriteBinB-write in byte,word,dword format</text:p>
          <text:p text:style-name="P35">WriteChar-write char</text:p>
          <text:p text:style-name="P35">WriteDec-unsighned,32bit</text:p>
          <text:p text:style-name="P35">WriteHex-32bit hex</text:p>
          <text:p text:style-name="P2"><text:span text:style-name="T16">WriteHexB-</text:span><text:span text:style-name="T18">write byte,word,doubleword int in hex</text:span></text:p>
          <text:p text:style-name="P36">WriteInt-32bit signed</text:p>
          <text:p text:style-name="P36">WriteStackFrame-current procedures stack frame, to console</text:p>
          <text:p text:style-name="P36">WriteStackFrameName-cur procedure name,stack frame</text:p>
          <text:p text:style-name="P36">WriteString-write string</text:p>
          <text:p text:style-name="P36">WriteToFile-write byffer to output file</text:p>
          <text:p text:style-name="P36">WriteWindowsMsg-string w/most recent windows error</text:p>
        </text:section>
        <text:p text:style-name="P48">*****************************************************************************************************************</text:p>
        <text:section text:style-name="Sect3" text:name="Section12">
          <text:section text:style-name="Sect2" text:name="Section13">
            <text:p text:style-name="P36">CMP Flags:</text:p>
            <text:p text:style-name="P36">JC-jump if carry</text:p>
            <text:p text:style-name="P36">JNC-jump if not carry</text:p>
            <text:p text:style-name="P36">JZ-jump if zero</text:p>
            <text:p text:style-name="P36">JNZ-jump if not zero</text:p>
            <text:p text:style-name="P36">JO-jump if overflow</text:p>
            <text:p text:style-name="P36">JNO-not overflow</text:p>
            <text:p text:style-name="P36">JS-signed</text:p>
            <text:p text:style-name="P36">JNS-not signed</text:p>
            <text:p text:style-name="P36">JP-parity</text:p>
            <text:p text:style-name="P36">JNP-not parity</text:p>
            <text:p text:style-name="P36">Unsigned Comparisons:</text:p>
            <text:p text:style-name="P36">JA-above &gt;</text:p>
            <text:p text:style-name="P36">JNBE-not below or equal</text:p>
            <text:p text:style-name="P36">JAE-above or equal &gt;-</text:p>
            <text:p text:style-name="P36">JNB-not below</text:p>
            <text:p text:style-name="P36">JB-if below &lt;</text:p>
            <text:p text:style-name="P36">JNAE-not above or equal</text:p>
            <text:p text:style-name="P36">JBE-below or equal</text:p>
            <text:p text:style-name="P36">JNA-not above</text:p>
            <text:p text:style-name="P36"/>
            <text:p text:style-name="P36"/>
            <text:p text:style-name="P36">Signed Comparison:</text:p>
            <text:p text:style-name="P36">JG-greater &gt;</text:p>
            <text:p text:style-name="P36">JNLE-not less than or equal</text:p>
            <text:p text:style-name="P36">JGE-greater than, equal &gt;=</text:p>
            <text:p text:style-name="P36">JNL-not less</text:p>
            <text:p text:style-name="P36">JL-less &lt;</text:p>
            <text:p text:style-name="P36">JNGE-not greater than, equal</text:p>
            <text:p text:style-name="P36">JLE-less than, equal &lt;=</text:p>
            <text:p text:style-name="P36">JNG-not greater</text:p>
          </text:section>
          <text:p text:style-name="P36">***********************************************************************************************************************</text:p>
          <text:section text:style-name="Sect3" text:name="Section14">
            <text:section text:style-name="Sect4" text:name="Section15">
              <text:p text:style-name="P37">Passing Parameters:</text:p>
              <text:p text:style-name="P37">1<text:span text:style-name="T8">st</text:span> pushed has biggest offset</text:p>
              <text:p text:style-name="P37"><text:span text:style-name="T23">I</text:span>ndirect-accessing through registers-<text:span text:style-name="T23">reference arrays in proc</text:span></text:p>
              <text:p text:style-name="P38">-<text:span text:style-name="T23">mov esi,</text:span>[EBP+8]-<text:span text:style-name="T23">add esi,4</text:span></text:p>
              <text:p text:style-name="P38">Indexed-array name w/distance to element</text:p>
              <text:p text:style-name="P38"><text:span text:style-name="T23">list[edi], add edi, 4-gloabal array refs</text:span></text:p>
              <text:p text:style-name="P37">Base indexed-starting address in one,offset another-</text:p>
              <text:p text:style-name="P39">reference arrays in proc-mov edx,[ebp+8],mov ecx,20 mov[edx+ecx]</text:p>
              <text:p text:style-name="P39"/>
              <text:p text:style-name="P44">RISC-reducied instruction set computer</text:p>
              <text:p text:style-name="P44">longer, but faster (executed in hardware)</text:p>
              <text:p text:style-name="P44">only LOAD, STORE reference memory</text:p>
              <text:p text:style-name="P39"/>
              <text:p text:style-name="P39"/>
              <text:p text:style-name="P40">offset: distance bytes from beginning of segment, OS adds address</text:p>
              <text:p text:style-name="P40">ptr: access different size, al byte ptr[myDouble+1]</text:p>
              <text:p text:style-name="P40"/>
              <text:p text:style-name="P41">2D arrays: row first</text:p>
              <text:p text:style-name="P41"/>
              <text:p text:style-name="P42">lodsb: [esi] into AL, if direction flag=0,inc esi</text:p>
              <text:p text:style-name="P42">stosb: move AL to [edi], edi inc if dir flag=0</text:p>
              <text:p text:style-name="P42"/>
              <text:p text:style-name="P42">FPU-registers=ST(0)..ST(7)</text:p>
              <text:p text:style-name="P42">FINIT: initialize FPU registers-reference</text:p>
              <text:p text:style-name="P42">FSUB,FADD etc—FISUB,FIADD for internal</text:p>
              <text:p text:style-name="P42">FDIVR-division, operands reversed</text:p>
              <text:p text:style-name="P42">FLD-push ST(i) to ST(i+1)</text:p>
              <text:p text:style-name="P42">FST-top of stack to mem-FSTP-pop top</text:p>
              <text:p text:style-name="P42"/>
              <text:p text:style-name="P42">macroname MACRO [param1,param2..]</text:p>
              <text:p text:style-name="P42">ENDM</text:p>
              <text:p text:style-name="P42">use LOCAL for labels</text:p>
              <text:p text:style-name="P42">params=memory,register,literal</text:p>
              <text:p text:style-name="P42"/>
              <text:p text:style-name="P43">Distributive Law:</text:p>
              <text:p text:style-name="P43">A+BC=(A+B)(A+C)</text:p>
              <text:p text:style-name="P43">A(B+C)=AB+AC</text:p>
              <text:p text:style-name="P43">Absorption Law:</text:p>
              <text:p text:style-name="P43">A(A+B)=A</text:p>
              <text:p text:style-name="P43">A+AB=A</text:p>
              <text:p text:style-name="P43"/>
              <text:p text:style-name="P44">memory types: RAM-static RAM, dynamic RAM, synchronous DRAM</text:p>
              <text:p text:style-name="P44">ROM-programmable ROM, erasable ROM, electrically EPROM</text:p>
            </text:section>
            <text:p text:style-name="P44">***********************************************************************************************************************</text:p>
            <text:section text:style-name="Sect4" text:name="Section16">
              <text:p text:style-name="P44">Instruction parallelism: pipeline, cache</text:p>
              <text:p text:style-name="P44">processor: multiprocessor, multicomputer</text:p>
              <text:p text:style-name="P44">Amdahls Law-speedup: n/(1+(n-1)f)-T/speedup</text:p>
              <text:p text:style-name="P44">maybe probs w/ decision, repetition,procedure structures</text:p>
              <text:p text:style-name="P44">multiprocessor-hard build, easy programs</text:p>
              <text:p text:style-name="P44"><text:tab/>communicate w/circuits</text:p>
              <text:p text:style-name="P44">multi computer-easy build, hard program</text:p>
              <text:p text:style-name="P44"><text:tab/>comms w/packets, links, switches</text:p>
              <text:p text:style-name="P44">hybrid-cloud computing</text:p>
              <text:p text:style-name="P44"/>
              <text:p text:style-name="P45"/>
              <text:p text:style-name="P45"/>
              <text:p text:style-name="P45"/>
              <text:p text:style-name="P45"/>
              <text:p text:style-name="P45">Parallel Perfomance depends on:</text:p>
              <text:p text:style-name="P45">hardware:</text:p>
              <text:p text:style-name="P45">CPU, I/O speed, interconnection, scalability</text:p>
              <text:p text:style-name="P45">latency, bandwidth scalability-more processors affects bandwidth</text:p>
              <text:p text:style-name="P45"/>
              <text:p text:style-name="P45">software:</text:p>
              <text:p text:style-name="P45">parallelizabililty, language, OS, parallel system library</text:p>
              <text:p text:style-name="P44"/>
              <text:p text:style-name="P45">applications: networks, internet</text:p>
              <text:p text:style-name="P45">make things faster (chess, AI, expert systems)</text:p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  <text:p text:style-name="P44"/>
            </text:section>
            <text:p text:style-name="P44"/>
            <text:p text:style-name="P44"/>
            <text:p text:style-name="P44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6:36:41.099000000</meta:creation-date>
    <dc:date>2015-12-08T10:51:44.544000000</dc:date>
    <meta:editing-duration>PT8H41M11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0" meta:page-count="2" meta:paragraph-count="231" meta:word-count="890" meta:character-count="7557" meta:non-whitespace-character-count="6888"/>
  </office:meta>
</office:document-meta>
</file>